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2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Charles Allen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0 October 1875</text:p>
      <text:p text:style-name="P5">Month<text:tab/><text:tab/><text:tab/><text:tab/><text:tab/><text:tab/>October</text:p>
      <text:p text:style-name="P5">Year<text:tab/><text:tab/><text:tab/><text:tab/><text:tab/><text:tab/>1875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ew York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No 236 West 46</text:span><text:span text:style-name="T2">th</text:span><text:span text:style-name="T1"> St/</text:span></text:p>
      <text:p text:style-name="P3"><text:span text:style-name="T1">New York Oct 10(/)75/</text:span></text:p>
      <text:p text:style-name="P2"><text:span text:style-name="T1">My dear Sir/</text:span></text:p>
      <text:p text:style-name="P2"><text:span text:style-name="T1"><text:tab/>My dear Mother who/ returned home safely last Thursday/ informs me that you were present when/ she received the glad tidings of a Son/ being presented to me by my dear wife/ &amp; I write this to say, we shall have the/ Berit on next Wednesday at 9 A.M. &amp; will/ be pleased to have your present./</text:span></text:p>
      <text:p text:style-name="P2"><text:span text:style-name="T1"><text:tab/>My dear wife &amp; boy are doing/ well &amp; the former desires her kind/ regards &amp; with the compliments of the/ season./</text:span></text:p>
      <text:p text:style-name="P2"><text:span text:style-name="T1"><text:tab/>I am<text:tab/>yours very truly/</text:span></text:p>
      <text:p text:style-name="P2"><text:span text:style-name="T1"><text:tab/><text:tab/><text:tab/>Chas. C. Allen./</text:span></text:p>
      <text:p text:style-name="P2"><text:span text:style-name="T1">Rev. 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7T11:28:52</meta:creation-date>
    <dc:date>2009-05-27T11:33:19</dc:date>
    <dc:language>en-US</dc:language>
    <meta:editing-cycles>2</meta:editing-cycles>
    <meta:editing-duration>PT4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8" meta:word-count="263" meta:character-count="1789"/>
  </office:meta>
</office:document-meta>
</file>